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5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dash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passive_huntin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rap_stun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physical_weak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weaken</text:p>
          </table:table-cell>
          <table:table-cell table:style-name="ce2"/>
          <table:table-cell office:value-type="string" table:style-name="ce2">
            <text:p>trap_explosi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ap_clust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ap_poison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ob_imbue_phys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explosive_arrow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recoil_sho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ulti_shot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tra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b_imbue_crit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poison_arrow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od_imbue_ele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arrow_barr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start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5T06:39:34Z</dc:date>
    <meta:editing-cycles>11</meta:editing-cycles>
    <meta:editing-duration>PT1202S</meta:editing-duration>
  </office:meta>
</office:document-meta>
</file>